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1.9736in"/>
    </style:style>
    <style:style style:name="Table2.C" style:family="table-column">
      <style:table-column-properties style:column-width="2.0035in"/>
    </style:style>
    <style:style style:name="Table2.D" style:family="table-column">
      <style:table-column-properties style:column-width="1.941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Table2.A5" style:family="table-cell">
      <style:table-cell-properties style:vertical-align="top" fo:padding="0in" fo:border-left="0.25pt solid #000000" fo:border-right="none" fo:border-top="none" fo:border-bottom="0.25pt solid #000000" style:writing-mode="lr-tb"/>
    </style:style>
    <style:style style:name="Table2.D5" style:family="table-cell">
      <style:table-cell-properties style:vertical-align="top" fo:padding="0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6" style:family="paragraph" style:parent-style-name="Standard">
      <style:text-properties fo:font-size="14pt" officeooo:paragraph-rsid="000a8dbf" style:font-size-asian="14pt" style:font-size-complex="14pt"/>
    </style:style>
    <style:style style:name="P17" style:family="paragraph" style:parent-style-name="Standard">
      <style:paragraph-properties fo:orphans="0" fo:widows="0" style:text-autospace="none"/>
      <style:text-properties fo:font-size="14pt" officeooo:rsid="001edb00" officeooo:paragraph-rsid="001edb00" style:font-size-asian="14pt" style:font-size-complex="14pt"/>
    </style:style>
    <style:style style:name="P18" style:family="paragraph" style:parent-style-name="Standard">
      <style:paragraph-properties fo:orphans="0" fo:widows="0" style:text-autospace="none"/>
      <style:text-properties fo:font-size="14pt" officeooo:rsid="001f02ec" officeooo:paragraph-rsid="001f02ec" style:font-size-asian="14pt" style:font-size-complex="14pt"/>
    </style:style>
    <style:style style:name="P19" style:family="paragraph" style:parent-style-name="Standard">
      <style:paragraph-properties fo:orphans="0" fo:widows="0" style:text-autospace="none"/>
      <style:text-properties fo:font-size="14pt" officeooo:rsid="00280813" officeooo:paragraph-rsid="00280813" style:font-size-asian="14pt" style:font-size-complex="14pt"/>
    </style:style>
    <style:style style:name="P20" style:family="paragraph" style:parent-style-name="Standard">
      <style:paragraph-properties fo:orphans="0" fo:widows="0" style:text-autospace="none"/>
      <style:text-properties fo:font-size="14pt" officeooo:rsid="00303551" officeooo:paragraph-rsid="00303551" style:font-size-asian="14pt" style:font-size-complex="14pt"/>
    </style:style>
    <style:style style:name="P21" style:family="paragraph" style:parent-style-name="Standard">
      <style:paragraph-properties fo:orphans="0" fo:widows="0" style:text-autospace="none"/>
      <style:text-properties fo:font-size="14pt" officeooo:rsid="0031e999" officeooo:paragraph-rsid="0031e999" style:font-size-asian="14pt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24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edb00" officeooo:paragraph-rsid="001edb00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f02ec" officeooo:paragraph-rsid="001f02ec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303551" officeooo:paragraph-rsid="00303551" style:font-name-asian="Times New Roman" style:font-size-asian="14pt" style:font-name-complex="Times New Roman" style:font-size-complex="14pt" style:language-complex="ar" style:country-complex="SA"/>
    </style:style>
    <style:style style:name="P27" style:family="paragraph" style:parent-style-name="Standard">
      <style:paragraph-properties fo:orphans="0" fo:widows="0" style:text-autospace="none"/>
      <style:text-properties officeooo:paragraph-rsid="00303551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e9d1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7e2a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e7e46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d85aa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3a68a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993d5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993d5" officeooo:paragraph-rsid="002bdd7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2ff054" officeooo:paragraph-rsid="002ff05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2d85aa" officeooo:paragraph-rsid="002d85aa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2d85aa" officeooo:paragraph-rsid="003c9895"/>
    </style:style>
    <style:style style:name="P40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4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a8dbf"/>
    </style:style>
    <style:style style:name="P43" style:family="paragraph" style:parent-style-name="Times14_5f_РИО2">
      <style:text-properties officeooo:paragraph-rsid="0039eecc"/>
    </style:style>
    <style:style style:name="P44" style:family="paragraph" style:parent-style-name="Times14_5f_РИО2">
      <style:text-properties fo:font-size="14pt" officeooo:paragraph-rsid="0039eecc" style:font-size-asian="14pt" style:font-size-complex="14pt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1e9d10" officeooo:paragraph-rsid="001e9d1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2ff054" officeooo:paragraph-rsid="0030355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303551" officeooo:paragraph-rsid="0030355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03551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303551" style:font-size-asian="14pt" style:font-size-complex="14pt"/>
    </style:style>
    <style:style style:name="T7" style:family="text">
      <style:text-properties fo:font-size="14pt" officeooo:rsid="0039eecc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8c729" style:font-size-asian="14pt" style:font-weight-asian="bold" style:font-size-complex="14pt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1ce37f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2d85aa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2d85aa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3c9895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weight="normal" officeooo:rsid="001ce37f" style:font-size-asian="14pt" style:font-weight-asian="normal" style:font-size-complex="14pt" style:font-weight-complex="normal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993d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22ca9b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303551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39eecc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fo:font-style="italic" fo:font-weight="normal" officeooo:rsid="002d85aa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7" style:family="text">
      <style:text-properties style:use-window-font-color="true" style:font-name="Times New Roman" fo:font-size="14pt" fo:language="ru" fo:country="RU" fo:font-style="italic" fo:font-weight="normal" officeooo:rsid="003b5711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" style:family="text">
      <style:text-properties style:use-window-font-color="true" style:font-name="Times New Roman" fo:font-size="14pt" fo:language="ru" fo:country="RU" fo:font-style="normal" fo:font-weight="normal" officeooo:rsid="002d85a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9" style:family="text">
      <style:text-properties style:use-window-font-color="true" style:font-name="Times New Roman" fo:font-size="14pt" fo:language="ru" fo:country="RU" fo:font-style="normal" fo:font-weight="normal" officeooo:rsid="0030355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0" style:family="text">
      <style:text-properties style:use-window-font-color="true" style:font-name="Times New Roman" fo:font-size="14pt" fo:language="ru" fo:country="RU" fo:font-style="normal" fo:font-weight="normal" officeooo:rsid="003fa5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Times New Roman" fo:font-size="14pt" fo:language="ru" fo:country="RU" fo:font-style="normal" fo:font-weight="normal" officeooo:rsid="0040994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Times New Roman" fo:font-size="14pt" fo:language="ru" fo:country="RU" fo:font-weight="normal" officeooo:rsid="001ce3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style:use-window-font-color="true" style:font-name="Times New Roman" fo:font-size="14pt" fo:language="ru" fo:country="RU" fo:font-weight="normal" officeooo:rsid="0020b34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style:use-window-font-color="true" style:font-name="Times New Roman" fo:font-size="14pt" fo:language="ru" fo:country="RU" fo:font-weight="normal" officeooo:rsid="00242c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style:use-window-font-color="true" style:font-name="Times New Roman" fo:font-size="14pt" fo:language="ru" fo:country="RU" fo:font-weight="normal" officeooo:rsid="0033a68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style:use-window-font-color="true" style:font-name="Times New Roman" fo:font-size="14pt" fo:language="ru" fo:country="RU" fo:font-weight="normal" officeooo:rsid="003941e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style:use-window-font-color="true" style:font-name="Times New Roman" fo:font-size="14pt" fo:language="ru" fo:country="RU" fo:font-weight="bold" officeooo:rsid="002993d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9" style:family="text">
      <style:text-properties style:use-window-font-color="true" style:font-name="Times New Roman" fo:font-size="14pt" fo:language="ru" fo:country="RU" fo:font-weight="bold" officeooo:rsid="002a358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0" style:family="text">
      <style:text-properties style:use-window-font-color="true" style:font-name="Times New Roman" fo:font-size="14pt" fo:language="en" fo:country="US" officeooo:rsid="002993d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41" style:family="text">
      <style:text-properties officeooo:rsid="000a8dbf"/>
    </style:style>
    <style:style style:name="T42" style:family="text">
      <style:text-properties officeooo:rsid="00303551"/>
    </style:style>
    <style:style style:name="T43" style:family="text">
      <style:text-properties officeooo:rsid="0031e999"/>
    </style:style>
    <style:style style:name="T44" style:family="text">
      <style:text-properties officeooo:rsid="003fa51c"/>
    </style:style>
    <style:style style:name="T45" style:family="text">
      <style:text-properties officeooo:rsid="004099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Кафедра МО ЭВМ</text:p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41"><text:span text:style-name="Название_20_книги"><text:span text:style-name="T2">отчет</text:span></text:span></text:p>
      <text:p text:style-name="P4"><text:span text:style-name="T8">по лабораторной работе №</text:span><text:span text:style-name="T38">3</text:span></text:p>
      <text:p text:style-name="P5"><text:span text:style-name="T8">по дисциплине «Алгоритмы и структуры данных</text:span><text:span text:style-name="T19">»</text:span></text:p>
      <text:p text:style-name="P5"><text:span text:style-name="Название_20_книги"><text:span text:style-name="T20">Тема: </text:span></text:span><text:span text:style-name="Название_20_книги"><text:span text:style-name="T21">Линейные структуры данных</text:span>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Студент гр. 9384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22"><text:span text:style-name="T22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14">Ефремов М.А.</text:p>
          </table:table-cell>
        </table:table-row>
      </table:table>
      <text:p text:style-name="P13"/>
      <text:p text:style-name="P13"/>
      <text:p text:style-name="P13">Санкт-Петербург</text:p>
      <text:p text:style-name="P13">2020</text:p>
      <text:p text:style-name="P7"><text:soft-page-break/></text:p>
      <text:p text:style-name="P28">Цель работы.</text:p>
      <text:p text:style-name="P3"><text:span text:style-name="T11"><text:tab/><text:tab/><text:tab/> <text:s text:c="7"/></text:span><text:span text:style-name="T40"><text:s/>Получить практические навыки работы с линейными структурами данных.</text:span></text:p>
      <text:p text:style-name="P8"/>
      <text:p text:style-name="P31"><text:span text:style-name="T8">Задание. </text:span><text:span text:style-name="T10">(Вариант № </text:span><text:span text:style-name="T39">5</text:span><text:span text:style-name="T10">)</text:span></text:p>
      <text:p text:style-name="P35">Правильная скобочная конструкция с тремя видами скобок определяется как</text:p>
      <text:p text:style-name="P35">&lt; текст &gt; ::= &lt; пусто &gt; | &lt; элемент &gt; &lt; текст &gt;</text:p>
      <text:p text:style-name="P35">&lt; элемент &gt; ::= &lt; символ &gt; | ( &lt; текст &gt; ) | [ &lt; текст &gt; ] | { &lt; текст &gt; }</text:p>
      <text:p text:style-name="P36">где &lt; символ &gt; - любой символ, кроме ( , ) , [ , ] , { , }. </text:p>
      <text:p text:style-name="P36">Проверить, является ли текст, содержащийся в заданном файле F, правильной скобочной конструкцией; если нет, то указать номер ошибочной позиции.</text:p>
      <text:p text:style-name="P35"/>
      <text:p text:style-name="P28">Выполнение работы.</text:p>
      <text:p text:style-name="P32"><text:span text:style-name="T32">Для</text:span><text:span text:style-name="T18"> выполнени</text:span><text:span text:style-name="T35">я </text:span><text:span text:style-name="T18">работы был р</text:span><text:span text:style-name="T32">а</text:span><text:span text:style-name="T18">зработан класс </text:span><text:span text:style-name="T26">Stack</text:span><text:span text:style-name="T13"> <text:s/></text:span><text:span text:style-name="T16">со следующими методами:</text:span></text:p>
      <text:p text:style-name="P38"><text:span text:style-name="T12">push</text:span><text:span text:style-name="T15"> — добавление элемента в стек</text:span></text:p>
      <text:p text:style-name="P33"><text:span text:style-name="T14">pop</text:span><text:span text:style-name="T16"> — вернуть </text:span><text:span text:style-name="T28">последний добавленный элемент</text:span><text:span text:style-name="T16"> <text:s/>и удалить </text:span><text:span text:style-name="T28">его из стека</text:span><text:span text:style-name="T16">.</text:span></text:p>
      <text:p text:style-name="P33"><text:span text:style-name="T27">to</text:span><text:span text:style-name="T14">p </text:span><text:span text:style-name="T16">— вернуть </text:span><text:span text:style-name="T28">последний добавленный элемент</text:span><text:span text:style-name="T16"> </text:span></text:p>
      <text:p text:style-name="P39"><text:span text:style-name="T12">isEmpty </text:span><text:span text:style-name="T15">— возвращает </text:span><text:span text:style-name="T12">true</text:span><text:span text:style-name="T15"> если стек не пустой, иначе </text:span><text:span text:style-name="T12">false</text:span></text:p>
      <text:p text:style-name="P38"><text:span text:style-name="T12">size</text:span><text:span text:style-name="T15"> — возвращает кол</text:span><text:span text:style-name="T17">л</text:span><text:span text:style-name="T15">ичество элементов в стеке</text:span></text:p>
      <text:p text:style-name="P46"/>
      <text:p text:style-name="P37">Алгоритм выполнения программы:</text:p>
      <text:p text:style-name="P37">Из введенной пользователем строки(или строки из файла) считываются <text:s/>символы. <text:s/></text:p>
      <text:p text:style-name="P37">Если текущий символ равен открывающейся скобке, то он кладется в стек. </text:p>
      <text:p text:style-name="P47">Если скобка закрывающаяся и последний добавленный элемент в стек является парной скобкой, элемент удаляется из стека. </text:p>
      <text:p text:style-name="P48"><text:soft-page-break/>Если скобка не является парной или стек оказывается пустым, выдается ошибка и программа завершает свою работу.</text:p>
      <text:p text:style-name="P50"><text:span text:style-name="T29">Если после </text:span><text:span text:style-name="T30">обхода</text:span><text:span text:style-name="T29"> всей строки стек оказывается пустым, </text:span><text:span text:style-name="T31">то</text:span><text:span text:style-name="T29"> введенная строка является правильной скобочной последовательностью, иначе нет.</text:span></text:p>
      <text:p text:style-name="P30"/>
      <text:p text:style-name="P42"><text:span text:style-name="T9"><text:tab/><text:tab/><text:tab/>Тестирование</text:span>.</text:p>
      <text:p text:style-name="P16">Результаты тестирования представлены в табл. 1.</text:p>
      <text:p text:style-name="P16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№ п/п</text:p>
          </table:table-cell>
          <table:table-cell table:style-name="Table2.A1" office:value-type="string">
            <text:p text:style-name="P15">Входные данные</text:p>
          </table:table-cell>
          <table:table-cell table:style-name="Table2.A1" office:value-type="string">
            <text:p text:style-name="P15">Выходные данные</text:p>
          </table:table-cell>
          <table:table-cell table:style-name="Table2.D1" office:value-type="string">
            <text:p text:style-name="P15">Комментарии</text:p>
          </table:table-cell>
        </table:table-row>
        <table:table-row table:style-name="Table2.2">
          <table:table-cell table:style-name="Table2.A1" office:value-type="string">
            <text:p text:style-name="P15">1.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5"><text:s/><text:span text:style-name="T41">String is empty</text:span></text:p>
            <text:p text:style-name="P20"><text:s/>Error 1</text:p>
          </table:table-cell>
          <table:table-cell table:style-name="Table2.D1" office:value-type="string">
            <text:p text:style-name="P25">Ошибка</text:p>
            <text:p text:style-name="P24">Ввод пустой строки</text:p>
          </table:table-cell>
        </table:table-row>
        <table:table-row table:style-name="Table2.3">
          <table:table-cell table:style-name="Table2.A1" office:value-type="string">
            <text:p text:style-name="P15">2.</text:p>
          </table:table-cell>
          <table:table-cell table:style-name="Table2.A1" office:value-type="string">
            <text:p text:style-name="P15">([{({([<text:span text:style-name="T43">a</text:span>])})(<text:span text:style-name="T43">b</text:span>)}][{<text:span text:style-name="T43">c</text:span>}{}])</text:p>
          </table:table-cell>
          <table:table-cell table:style-name="Table2.A1" office:value-type="string">
            <text:p text:style-name="P26">OK</text:p>
          </table:table-cell>
          <table:table-cell table:style-name="Table2.D1" office:value-type="string">
            <text:p text:style-name="P19">Все в порядке</text:p>
          </table:table-cell>
        </table:table-row>
        <table:table-row table:style-name="Table2.4">
          <table:table-cell table:style-name="Table2.A1" office:value-type="string">
            <text:p text:style-name="P15">3.</text:p>
          </table:table-cell>
          <table:table-cell table:style-name="Table2.A1" office:value-type="string">
            <text:p text:style-name="P15">)</text:p>
          </table:table-cell>
          <table:table-cell table:style-name="Table2.A1" office:value-type="string">
            <text:p text:style-name="P15"><text:span text:style-name="T42">E</text:span>RROR at pos 0 (Stack is empty)</text:p>
            <text:p text:style-name="P20">Error 2</text:p>
          </table:table-cell>
          <table:table-cell table:style-name="Table2.D1" office:value-type="string">
            <text:p text:style-name="P18">Ошибка</text:p>
            <text:p text:style-name="P26">Нет парной скобки „(“</text:p>
          </table:table-cell>
        </table:table-row>
        <table:table-row table:style-name="Table2.4">
          <table:table-cell table:style-name="Table2.A5" office:value-type="string">
            <text:p text:style-name="P27"><text:span text:style-name="T24">4</text:span><text:span text:style-name="T6">.</text:span></text:p>
          </table:table-cell>
          <table:table-cell table:style-name="Table2.A5" office:value-type="string">
            <text:p text:style-name="P15">({()}{})[</text:p>
          </table:table-cell>
          <table:table-cell table:style-name="Table2.A5" office:value-type="string">
            <text:p text:style-name="P15">ERROR: Stack is not empty</text:p>
            <text:p text:style-name="P27"><text:span text:style-name="T6">Error </text:span><text:span text:style-name="T24">4</text:span></text:p>
          </table:table-cell>
          <table:table-cell table:style-name="Table2.D5" office:value-type="string">
            <text:p text:style-name="P20">Ошибка</text:p>
            <text:p text:style-name="P20">Лишняя скобка на последней позиции</text:p>
          </table:table-cell>
        </table:table-row>
        <table:table-row table:style-name="Table2.4">
          <table:table-cell table:style-name="Table2.A5" office:value-type="string">
            <text:p text:style-name="P27"><text:span text:style-name="T24">5</text:span><text:span text:style-name="T4">.</text:span></text:p>
          </table:table-cell>
          <table:table-cell table:style-name="Table2.A5" office:value-type="string">
            <text:p text:style-name="P15">(){}(((}{}()</text:p>
          </table:table-cell>
          <table:table-cell table:style-name="Table2.A5" office:value-type="string">
            <text:p text:style-name="P15">Unexpected character } at pos 7</text:p>
            <text:p text:style-name="P21">Error 3</text:p>
          </table:table-cell>
          <table:table-cell table:style-name="Table2.D5" office:value-type="string">
            <text:p text:style-name="P21">Ошибка</text:p>
            <text:p text:style-name="P21">Много лишних скобок</text:p>
          </table:table-cell>
        </table:table-row>
      </table:table>
      <text:p text:style-name="P23"/>
      <text:p text:style-name="P29"/>
      <text:p text:style-name="P29"/>
      <text:p text:style-name="P29"/>
      <text:p text:style-name="P29"><text:soft-page-break/>Выводы.</text:p>
      <text:p text:style-name="P34"><text:span text:style-name="T33">В ходе выполнения лабораторной работы был</text:span><text:span text:style-name="T36">а реализована линейная структура данных <text:s/>стек,</text:span><text:span text:style-name="T33"> и методы </text:span><text:span text:style-name="T34">для </text:span><text:span text:style-name="T33">работы с </text:span><text:span text:style-name="T37">ней</text:span><text:span text:style-name="T33">.</text:span></text:p>
      <text:p text:style-name="P40"><text:span text:style-name="Название_20_книги"><text:span text:style-name="T1">Приложение А</text:span></text:span></text:p>
      <text:p text:style-name="P41"><text:span text:style-name="Название_20_книги"><text:span text:style-name="T3">исходный код программы</text:span></text:span></text:p>
      <text:p text:style-name="Times14_5f_РИО2"><text:span text:style-name="T4">Название файла: </text:span><text:span text:style-name="T23">main</text:span><text:span text:style-name="T4">.cpp</text:span></text:p>
      <text:p text:style-name="Times14_5f_РИО2">#include "Stack.h"</text:p>
      <text:p text:style-name="Times14_5f_РИО2">#include &lt;iostream&gt;</text:p>
      <text:p text:style-name="Times14_5f_РИО2"/>
      <text:p text:style-name="Times14_5f_РИО2">Stack::Stack() {}</text:p>
      <text:p text:style-name="Times14_5f_РИО2"/>
      <text:p text:style-name="Times14_5f_РИО2">Stack::~Stack() {</text:p>
      <text:p text:style-name="Times14_5f_РИО2"><text:s text:c="4"/>if(head) {</text:p>
      <text:p text:style-name="Times14_5f_РИО2"><text:s text:c="8"/>Node* tmp = head;</text:p>
      <text:p text:style-name="Times14_5f_РИО2"><text:s text:c="8"/>while (tmp){</text:p>
      <text:p text:style-name="Times14_5f_РИО2"><text:s text:c="12"/>delete tmp;</text:p>
      <text:p text:style-name="Times14_5f_РИО2"><text:s text:c="12"/>tmp = tmp-&gt;next;</text:p>
      <text:p text:style-name="Times14_5f_РИО2"><text:s text:c="8"/>}</text:p>
      <text:p text:style-name="Times14_5f_РИО2"><text:s text:c="4"/>}</text:p>
      <text:p text:style-name="Times14_5f_РИО2">}</text:p>
      <text:p text:style-name="Times14_5f_РИО2"/>
      <text:p text:style-name="Times14_5f_РИО2">void Stack::push(char value) {</text:p>
      <text:p text:style-name="Times14_5f_РИО2"><text:s text:c="4"/>length++;</text:p>
      <text:p text:style-name="Times14_5f_РИО2"><text:s text:c="4"/>Node* newNode = new Node;</text:p>
      <text:p text:style-name="Times14_5f_РИО2"><text:s text:c="4"/>newNode-&gt;data = value;</text:p>
      <text:p text:style-name="Times14_5f_РИО2"><text:s text:c="4"/>if(!head) {</text:p>
      <text:p text:style-name="Times14_5f_РИО2"><text:s text:c="8"/>head = newNode;</text:p>
      <text:p text:style-name="Times14_5f_РИО2"><text:s text:c="8"/>tail = head;</text:p>
      <text:p text:style-name="Times14_5f_РИО2"><text:s text:c="8"/></text:p>
      <text:p text:style-name="Times14_5f_РИО2"><text:s text:c="4"/>}</text:p>
      <text:p text:style-name="Times14_5f_РИО2"><text:s text:c="4"/>else {</text:p>
      <text:p text:style-name="Times14_5f_РИО2"><text:s text:c="8"/>tail-&gt;next = newNode;</text:p>
      <text:p text:style-name="Times14_5f_РИО2"><text:s text:c="8"/>newNode-&gt;prev = tail;</text:p>
      <text:p text:style-name="Times14_5f_РИО2"><text:s text:c="8"/>tail = newNode;</text:p>
      <text:p text:style-name="Times14_5f_РИО2"><text:s text:c="4"/>}</text:p>
      <text:p text:style-name="Times14_5f_РИО2"/>
      <text:p text:style-name="Times14_5f_РИО2">}</text:p>
      <text:p text:style-name="Times14_5f_РИО2"><text:soft-page-break/></text:p>
      <text:p text:style-name="Times14_5f_РИО2">char Stack::pop() {</text:p>
      <text:p text:style-name="Times14_5f_РИО2"><text:s text:c="4"/>char value = tail-&gt;data;</text:p>
      <text:p text:style-name="Times14_5f_РИО2"><text:s text:c="4"/>if(this-&gt;isEmpty()) {</text:p>
      <text:p text:style-name="Times14_5f_РИО2"><text:s text:c="7"/>delete this;</text:p>
      <text:p text:style-name="Times14_5f_РИО2"><text:s text:c="7"/>throw std::runtime_error("Stack::pop() stack is empty");</text:p>
      <text:p text:style-name="Times14_5f_РИО2"><text:s text:c="4"/>}</text:p>
      <text:p text:style-name="Times14_5f_РИО2"><text:s text:c="4"/>if(this-&gt;size() == 1) {</text:p>
      <text:p text:style-name="Times14_5f_РИО2"><text:s text:c="8"/>delete tail;</text:p>
      <text:p text:style-name="Times14_5f_РИО2"><text:s text:c="8"/>length--;</text:p>
      <text:p text:style-name="Times14_5f_РИО2"><text:s text:c="8"/>return value;</text:p>
      <text:p text:style-name="Times14_5f_РИО2"><text:s text:c="4"/>}</text:p>
      <text:p text:style-name="Times14_5f_РИО2"/>
      <text:p text:style-name="Times14_5f_РИО2"><text:s text:c="4"/>length--;</text:p>
      <text:p text:style-name="Times14_5f_РИО2"><text:s text:c="4"/>tail-&gt;prev-&gt;next = nullptr;</text:p>
      <text:p text:style-name="Times14_5f_РИО2"><text:s text:c="4"/>Node* tmp = tail-&gt;prev;</text:p>
      <text:p text:style-name="Times14_5f_РИО2"><text:s text:c="4"/>delete tail;</text:p>
      <text:p text:style-name="Times14_5f_РИО2"><text:s text:c="4"/>tail = tmp;</text:p>
      <text:p text:style-name="Times14_5f_РИО2"><text:s text:c="4"/>return value;</text:p>
      <text:p text:style-name="Times14_5f_РИО2">}</text:p>
      <text:p text:style-name="Times14_5f_РИО2"/>
      <text:p text:style-name="Times14_5f_РИО2">bool Stack::isEmpty() {</text:p>
      <text:p text:style-name="Times14_5f_РИО2"><text:s text:c="4"/>return length == 0;</text:p>
      <text:p text:style-name="Times14_5f_РИО2">}</text:p>
      <text:p text:style-name="Times14_5f_РИО2"/>
      <text:p text:style-name="Times14_5f_РИО2">int Stack::size() {</text:p>
      <text:p text:style-name="Times14_5f_РИО2"><text:s text:c="4"/>return length;</text:p>
      <text:p text:style-name="Times14_5f_РИО2">}</text:p>
      <text:p text:style-name="Times14_5f_РИО2"/>
      <text:p text:style-name="Times14_5f_РИО2">char Stack::top() {</text:p>
      <text:p text:style-name="Times14_5f_РИО2"><text:s text:c="4"/>return tail-&gt;data;</text:p>
      <text:p text:style-name="Times14_5f_РИО2">}</text:p>
      <text:p text:style-name="Times14_5f_РИО2"/>
      <text:p text:style-name="Times14_5f_РИО2">void Stack::print() {</text:p>
      <text:p text:style-name="Times14_5f_РИО2"><text:soft-page-break/><text:s text:c="4"/>Node* tmp = tail;</text:p>
      <text:p text:style-name="Times14_5f_РИО2"><text:s text:c="4"/>std::cout &lt;&lt; "Stack--------------------\n";</text:p>
      <text:p text:style-name="Times14_5f_РИО2"><text:s text:c="4"/>while(tmp) {</text:p>
      <text:p text:style-name="Times14_5f_РИО2"><text:s text:c="8"/>std::cout &lt;&lt; tmp-&gt;data &lt;&lt; "\n";</text:p>
      <text:p text:style-name="Times14_5f_РИО2"><text:s text:c="8"/>tmp = tmp-&gt;prev;</text:p>
      <text:p text:style-name="Times14_5f_РИО2"><text:s text:c="4"/>}</text:p>
      <text:p text:style-name="Times14_5f_РИО2"><text:s text:c="4"/>std::cout &lt;&lt; "-------------------------\n";</text:p>
      <text:p text:style-name="Times14_5f_РИО2">}</text:p>
      <text:p text:style-name="Times14_5f_РИО2"/>
      <text:p text:style-name="P43"><text:span text:style-name="T4">Название файла: </text:span><text:span text:style-name="T25">Stack.</text:span><text:span text:style-name="T4">cpp</text:span></text:p>
      <text:p text:style-name="P44">#include "Stack.h"</text:p>
      <text:p text:style-name="P44">#include &lt;iostream&gt;</text:p>
      <text:p text:style-name="P44"/>
      <text:p text:style-name="P44">Stack::Stack() {}</text:p>
      <text:p text:style-name="P44"/>
      <text:p text:style-name="P44">Stack::~Stack() {</text:p>
      <text:p text:style-name="P44"><text:s text:c="4"/>if(head) {</text:p>
      <text:p text:style-name="P44"><text:s text:c="8"/>Node* tmp = head;</text:p>
      <text:p text:style-name="P44"><text:s text:c="8"/>while (tmp){</text:p>
      <text:p text:style-name="P44"><text:s text:c="12"/>delete tmp;</text:p>
      <text:p text:style-name="P44"><text:s text:c="12"/>tmp = tmp-&gt;next;</text:p>
      <text:p text:style-name="P44"><text:s text:c="8"/>}</text:p>
      <text:p text:style-name="P44"><text:s text:c="4"/>}</text:p>
      <text:p text:style-name="P44">}</text:p>
      <text:p text:style-name="P44"/>
      <text:p text:style-name="P44">void Stack::push(char value) {</text:p>
      <text:p text:style-name="P44"><text:s text:c="4"/>length++;</text:p>
      <text:p text:style-name="P44"><text:s text:c="4"/>Node* newNode = new Node;</text:p>
      <text:p text:style-name="P44"><text:s text:c="4"/>newNode-&gt;data = value;</text:p>
      <text:p text:style-name="P44"><text:s text:c="4"/>if(!head) {</text:p>
      <text:p text:style-name="P44"><text:s text:c="8"/>head = newNode;</text:p>
      <text:p text:style-name="P44"><text:s text:c="8"/>tail = head;</text:p>
      <text:p text:style-name="P44"><text:s text:c="8"/></text:p>
      <text:p text:style-name="P44"><text:s text:c="4"/>}</text:p>
      <text:p text:style-name="P44"><text:soft-page-break/><text:s text:c="4"/>else {</text:p>
      <text:p text:style-name="P44"><text:s text:c="8"/>tail-&gt;next = newNode;</text:p>
      <text:p text:style-name="P44"><text:s text:c="8"/>newNode-&gt;prev = tail;</text:p>
      <text:p text:style-name="P44"><text:s text:c="8"/>tail = newNode;</text:p>
      <text:p text:style-name="P44"><text:s text:c="4"/>}</text:p>
      <text:p text:style-name="P44"/>
      <text:p text:style-name="P44">}</text:p>
      <text:p text:style-name="P44"/>
      <text:p text:style-name="P44">char Stack::pop() {</text:p>
      <text:p text:style-name="P44"><text:s text:c="4"/>char value = tail-&gt;data;</text:p>
      <text:p text:style-name="P44"><text:s text:c="4"/>if(this-&gt;isEmpty()) {</text:p>
      <text:p text:style-name="P44"><text:s text:c="7"/>delete this;</text:p>
      <text:p text:style-name="P44"><text:s text:c="7"/>throw std::runtime_error("Stack::pop() stack is empty");</text:p>
      <text:p text:style-name="P44"><text:s text:c="4"/>}</text:p>
      <text:p text:style-name="P44"><text:s text:c="4"/>if(this-&gt;size() == 1) {</text:p>
      <text:p text:style-name="P44"><text:s text:c="8"/>delete tail;</text:p>
      <text:p text:style-name="P44"><text:s text:c="8"/>length--;</text:p>
      <text:p text:style-name="P44"><text:s text:c="8"/>return value;</text:p>
      <text:p text:style-name="P44"><text:s text:c="4"/>}</text:p>
      <text:p text:style-name="P44"/>
      <text:p text:style-name="P44"><text:s text:c="4"/>length--;</text:p>
      <text:p text:style-name="P44"><text:s text:c="4"/>tail-&gt;prev-&gt;next = nullptr;</text:p>
      <text:p text:style-name="P44"><text:s text:c="4"/>Node* tmp = tail-&gt;prev;</text:p>
      <text:p text:style-name="P44"><text:s text:c="4"/>delete tail;</text:p>
      <text:p text:style-name="P44"><text:s text:c="4"/>tail = tmp;</text:p>
      <text:p text:style-name="P44"><text:s text:c="4"/>return value;</text:p>
      <text:p text:style-name="P44">}</text:p>
      <text:p text:style-name="P44"/>
      <text:p text:style-name="P44">bool Stack::isEmpty() {</text:p>
      <text:p text:style-name="P44"><text:s text:c="4"/>return length == 0;</text:p>
      <text:p text:style-name="P44">}</text:p>
      <text:p text:style-name="P44"/>
      <text:p text:style-name="P44">int Stack::size() {</text:p>
      <text:p text:style-name="P44"><text:s text:c="4"/>return length;</text:p>
      <text:p text:style-name="P44"><text:soft-page-break/>}</text:p>
      <text:p text:style-name="P44"/>
      <text:p text:style-name="P44">char Stack::top() {</text:p>
      <text:p text:style-name="P44"><text:s text:c="4"/>return tail-&gt;data;</text:p>
      <text:p text:style-name="P44">}</text:p>
      <text:p text:style-name="P44"/>
      <text:p text:style-name="P44">void Stack::print() {</text:p>
      <text:p text:style-name="P44"><text:s text:c="4"/>Node* tmp = tail;</text:p>
      <text:p text:style-name="P44"><text:s text:c="4"/>std::cout &lt;&lt; "Stack--------------------\n";</text:p>
      <text:p text:style-name="P44"><text:s text:c="4"/>while(tmp) {</text:p>
      <text:p text:style-name="P44"><text:s text:c="8"/>std::cout &lt;&lt; tmp-&gt;data &lt;&lt; "\n";</text:p>
      <text:p text:style-name="P44"><text:s text:c="8"/>tmp = tmp-&gt;prev;</text:p>
      <text:p text:style-name="P44"><text:s text:c="4"/>}</text:p>
      <text:p text:style-name="P44"><text:s text:c="4"/>std::cout &lt;&lt; "-------------------------\n";</text:p>
      <text:p text:style-name="P44">}</text:p>
      <text:p text:style-name="P44"/>
      <text:p text:style-name="P43"><text:span text:style-name="T4">Название файла: </text:span><text:span text:style-name="T25">Stack</text:span><text:span text:style-name="T4">.</text:span><text:span text:style-name="T7">h</text:span></text:p>
      <text:p text:style-name="P44">#pragma once</text:p>
      <text:p text:style-name="P44"/>
      <text:p text:style-name="P44">class Stack</text:p>
      <text:p text:style-name="P44">{</text:p>
      <text:p text:style-name="P44">private:</text:p>
      <text:p text:style-name="P44"><text:s text:c="4"/>struct Node {</text:p>
      <text:p text:style-name="P44"><text:s text:c="8"/>Node* next = nullptr;</text:p>
      <text:p text:style-name="P44"><text:s text:c="8"/>Node* prev = nullptr;;</text:p>
      <text:p text:style-name="P44"><text:s text:c="8"/>char data;</text:p>
      <text:p text:style-name="P44"><text:s text:c="4"/>};</text:p>
      <text:p text:style-name="P44"/>
      <text:p text:style-name="P44"><text:s text:c="4"/>Node* head = nullptr;</text:p>
      <text:p text:style-name="P44"><text:s text:c="4"/>Node* tail = nullptr;</text:p>
      <text:p text:style-name="P44"><text:s text:c="4"/>int length = 0;</text:p>
      <text:p text:style-name="P44">public:</text:p>
      <text:p text:style-name="P44"><text:s text:c="4"/>Stack();</text:p>
      <text:p text:style-name="P44"><text:s text:c="4"/>~Stack();</text:p>
      <text:p text:style-name="P44"><text:soft-page-break/><text:s text:c="4"/>void push(char value);</text:p>
      <text:p text:style-name="P44"><text:s text:c="4"/>char pop();</text:p>
      <text:p text:style-name="P44"><text:s text:c="4"/>bool isEmpty();</text:p>
      <text:p text:style-name="P44"><text:s text:c="4"/>int size();</text:p>
      <text:p text:style-name="P44"><text:s text:c="4"/>char top();</text:p>
      <text:p text:style-name="P44"><text:s text:c="4"/>void print();</text:p>
      <text:p text:style-name="P44"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0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10-15T10:15:52.062227465</dc:date>
    <meta:print-date>2015-07-17T12:06:00</meta:print-date>
    <meta:editing-cycles>64</meta:editing-cycles>
    <meta:editing-duration>PT5H22M1S</meta:editing-duration>
    <meta:generator>LibreOffice/6.4.5.2$Linux_X86_64 LibreOffice_project/40$Build-2</meta:generator>
    <meta:document-statistic meta:table-count="2" meta:image-count="0" meta:object-count="0" meta:page-count="10" meta:paragraph-count="227" meta:word-count="721" meta:character-count="5097" meta:non-whitespace-character-count="3970"/>
  </office:meta>
</office:document-meta>
</file>